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5.1cm"/>
    </style:style>
    <style:style style:name="gr2" style:family="graphic" style:parent-style-name="standard">
      <style:graphic-properties svg:stroke-color="#ff3300" draw:fill-color="#ff3300" draw:textarea-horizontal-align="justify" draw:textarea-vertical-align="middle" draw:auto-grow-height="false" fo:min-height="6.25cm" fo:min-width="1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4.866cm"/>
    </style:style>
    <style:style style:name="gr5" style:family="graphic" style:parent-style-name="standard">
      <style:graphic-properties draw:textarea-horizontal-align="justify" draw:textarea-vertical-align="middle" draw:auto-grow-height="false" fo:min-height="2.368cm" fo:min-width="2.33cm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6.4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6.5cm" svg:x="4.9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6.5cm" svg:x="3.1cm" svg:y="6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415cm" svg:height="0.988cm" svg:x="3cm" svg:y="5.4cm">
          <draw:text-box>
            <text:p>Процессы в природе</text:p>
          </draw:text-box>
        </draw:frame>
        <draw:frame draw:style-name="gr3" draw:text-style-name="P3" draw:layer="layout" svg:width="4.477cm" svg:height="0.988cm" svg:x="5.4cm" svg:y="9.6cm">
          <draw:text-box>
            <text:p>Регулярные</text:p>
          </draw:text-box>
        </draw:frame>
        <draw:frame draw:style-name="gr4" draw:text-style-name="P5" draw:layer="layout" svg:width="5.366cm" svg:height="0.988cm" draw:transform="rotate (1.56486220733812) translate (3.5cm 12.766cm)">
          <draw:text-box>
            <text:p text:style-name="P4">Нерегулярные</text:p>
          </draw:text-box>
        </draw:frame>
        <draw:custom-shape draw:style-name="gr5" draw:text-style-name="P1" draw:layer="layout" svg:width="4cm" svg:height="3.7cm" svg:x="18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02cm" svg:height="1.187cm" svg:x="18.4cm" svg:y="3.1cm">
          <draw:text-box>
            <text:p/>
          </draw:text-box>
        </draw:frame>
        <draw:frame draw:style-name="gr3" draw:text-style-name="P3" draw:layer="layout" svg:width="5.07cm" svg:height="0.988cm" svg:x="18.6cm" svg:y="3.1cm">
          <draw:text-box>
            <text:p>Наблюдатель</text:p>
          </draw:text-box>
        </draw:frame>
        <draw:custom-shape draw:style-name="gr6" draw:text-style-name="P1" draw:layer="layout" svg:width="6.9cm" svg:height="4.4cm" svg:x="17.4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74cm" svg:height="2.462cm" svg:x="18.4cm" svg:y="9.9cm">
          <draw:text-box>
            <text:p>Обобщения </text:p>
            <text:p>регулярных</text:p>
            <text:p>процессов</text:p>
          </draw:text-box>
        </draw:frame>
        <draw:line draw:style-name="gr7" draw:text-style-name="P1" draw:layer="layout" svg:x1="10.7cm" svg:y1="9.4cm" svg:x2="19.015cm" svg:y2="6.495cm">
          <text:p/>
        </draw:line>
        <draw:line draw:style-name="gr7" draw:text-style-name="P1" draw:layer="layout" svg:x1="17.2cm" svg:y1="14.9cm" svg:x2="10.4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0:39:27.301377806</meta:creation-date>
    <dc:date>2018-05-02T10:55:10.096427051</dc:date>
    <meta:editing-duration>PT5M31S</meta:editing-duration>
    <meta:editing-cycles>1</meta:editing-cycles>
    <meta:document-statistic meta:object-count="12"/>
    <meta:generator>LibreOffice/5.3.7.2.0$Linux_X86_64 LibreOffice_project/30m0$Build-2</meta:generator>
  </office:meta>
</office:document-meta>
</file>